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ccffff" draw:textarea-horizontal-align="left" draw:auto-grow-height="true" draw:auto-grow-width="true" fo:min-height="0.603cm" fo:min-width="0cm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family="Times" style:font-family-generic="roman" style:font-pitch="variable" fo:font-size="12pt" style:font-size-asian="12pt" style:font-size-complex="12pt"/>
    </style:style>
    <style:style style:name="P2" style:family="paragraph">
      <style:text-properties fo:font-family="Times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family="Times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Times" style:font-family-generic="roman" style:font-pitch="variable" fo:font-size="14pt" style:font-size-asian="14pt" style:font-size-complex="14pt"/>
    </style:style>
    <style:style style:name="T2" style:family="text">
      <style:text-properties fo:font-family="Times" style:font-family-generic="roman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912cm" svg:height="0.911cm" svg:x="4.316cm" svg:y="4.3cm">
          <text:p text:style-name="P1">2</text:p>
        </draw:circle>
        <draw:circle draw:style-name="gr1" draw:text-style-name="P1" draw:layer="layout" svg:width="0.912cm" svg:height="0.911cm" svg:x="6.816cm" svg:y="4.301cm">
          <text:p text:style-name="P1">4</text:p>
        </draw:circle>
        <draw:circle draw:style-name="gr1" draw:text-style-name="P1" draw:layer="layout" svg:width="0.912cm" svg:height="0.911cm" svg:x="3.116cm" svg:y="4.301cm">
          <text:p text:style-name="P1">1</text:p>
        </draw:circle>
        <draw:circle draw:style-name="gr1" draw:text-style-name="P1" draw:layer="layout" svg:width="0.912cm" svg:height="0.911cm" svg:x="5.616cm" svg:y="4.302cm">
          <text:p text:style-name="P1">3</text:p>
        </draw:circle>
        <draw:circle draw:style-name="gr1" draw:text-style-name="P1" draw:layer="layout" svg:width="0.912cm" svg:height="0.911cm" svg:x="8.016cm" svg:y="4.303cm">
          <text:p text:style-name="P1">5</text:p>
        </draw:circle>
        <draw:circle draw:style-name="gr1" draw:text-style-name="P1" draw:layer="layout" svg:width="0.912cm" svg:height="0.911cm" svg:x="11.616cm" svg:y="4.302cm">
          <text:p text:style-name="P1">8</text:p>
        </draw:circle>
        <draw:circle draw:style-name="gr1" draw:text-style-name="P1" draw:layer="layout" svg:width="0.912cm" svg:height="0.911cm" svg:x="10.416cm" svg:y="4.303cm">
          <text:p text:style-name="P1">7</text:p>
        </draw:circle>
        <draw:frame draw:style-name="gr2" draw:text-style-name="P2" draw:layer="layout" svg:width="1.188cm" svg:height="0.853cm" svg:x="1.846cm" svg:y="4.4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2.605cm">
          <draw:text-box>
            <text:p text:style-name="P2"><text:span text:style-name="T1">FP:</text:span></text:p>
          </draw:text-box>
        </draw:frame>
        <draw:line draw:style-name="gr3" draw:text-style-name="P3" draw:layer="layout" svg:x1="4.546cm" svg:y1="3.211cm" svg:x2="3.808cm" svg:y2="4.405cm">
          <text:p/>
        </draw:line>
        <draw:line draw:style-name="gr3" draw:text-style-name="P3" draw:layer="layout" svg:x1="4.887cm" svg:y1="3.069cm" svg:x2="5.854cm" svg:y2="4.348cm">
          <text:p/>
        </draw:line>
        <draw:circle draw:style-name="gr1" draw:text-style-name="P1" draw:layer="layout" svg:width="0.912cm" svg:height="0.911cm" svg:x="4.316cm" svg:y="2.499cm">
          <text:p text:style-name="P1">2</text:p>
        </draw:circle>
        <draw:line draw:style-name="gr3" draw:text-style-name="P3" draw:layer="layout" svg:x1="7.046cm" svg:y1="3.211cm" svg:x2="6.308cm" svg:y2="4.405cm">
          <text:p/>
        </draw:line>
        <draw:line draw:style-name="gr3" draw:text-style-name="P3" draw:layer="layout" svg:x1="7.302cm" svg:y1="3.126cm" svg:x2="8.269cm" svg:y2="4.405cm">
          <text:p/>
        </draw:line>
        <draw:circle draw:style-name="gr1" draw:text-style-name="P1" draw:layer="layout" svg:width="0.912cm" svg:height="0.911cm" svg:x="6.816cm" svg:y="2.5cm">
          <text:p text:style-name="P1">4</text:p>
        </draw:circle>
        <draw:line draw:style-name="gr3" draw:text-style-name="P3" draw:layer="layout" svg:x1="9.447cm" svg:y1="3.212cm" svg:x2="8.709cm" svg:y2="4.406cm">
          <text:p/>
        </draw:line>
        <draw:line draw:style-name="gr3" draw:text-style-name="P3" draw:layer="layout" svg:x1="9.703cm" svg:y1="3.127cm" svg:x2="10.67cm" svg:y2="4.406cm">
          <text:p/>
        </draw:line>
        <draw:circle draw:style-name="gr1" draw:text-style-name="P1" draw:layer="layout" svg:width="0.912cm" svg:height="0.911cm" svg:x="9.216cm" svg:y="2.501cm">
          <text:p text:style-name="P1">6</text:p>
        </draw:circle>
        <draw:circle draw:style-name="gr1" draw:text-style-name="P1" draw:layer="layout" svg:width="0.912cm" svg:height="0.911cm" svg:x="4.316cm" svg:y="8.1cm">
          <text:p text:style-name="P1">2</text:p>
        </draw:circle>
        <draw:circle draw:style-name="gr1" draw:text-style-name="P1" draw:layer="layout" svg:width="0.912cm" svg:height="0.911cm" svg:x="6.816cm" svg:y="8.101cm">
          <text:p text:style-name="P1">4</text:p>
        </draw:circle>
        <draw:circle draw:style-name="gr1" draw:text-style-name="P1" draw:layer="layout" svg:width="0.912cm" svg:height="0.911cm" svg:x="3.116cm" svg:y="8.101cm">
          <text:p text:style-name="P1">1</text:p>
        </draw:circle>
        <draw:circle draw:style-name="gr1" draw:text-style-name="P1" draw:layer="layout" svg:width="0.912cm" svg:height="0.911cm" svg:x="5.616cm" svg:y="8.102cm">
          <text:p text:style-name="P1">3</text:p>
        </draw:circle>
        <draw:circle draw:style-name="gr1" draw:text-style-name="P1" draw:layer="layout" svg:width="0.912cm" svg:height="0.911cm" svg:x="8.016cm" svg:y="8.103cm">
          <text:p text:style-name="P1">5</text:p>
        </draw:circle>
        <draw:circle draw:style-name="gr1" draw:text-style-name="P1" draw:layer="layout" svg:width="0.912cm" svg:height="0.911cm" svg:x="11.616cm" svg:y="8.102cm">
          <text:p text:style-name="P1">8</text:p>
        </draw:circle>
        <draw:circle draw:style-name="gr1" draw:text-style-name="P1" draw:layer="layout" svg:width="0.912cm" svg:height="0.911cm" svg:x="10.416cm" svg:y="8.103cm">
          <text:p text:style-name="P1">7</text:p>
        </draw:circle>
        <draw:frame draw:style-name="gr2" draw:text-style-name="P2" draw:layer="layout" svg:width="1.188cm" svg:height="0.853cm" svg:x="1.846cm" svg:y="8.2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6.405cm">
          <draw:text-box>
            <text:p text:style-name="P2"><text:span text:style-name="T1">FP:</text:span></text:p>
          </draw:text-box>
        </draw:frame>
        <draw:line draw:style-name="gr3" draw:text-style-name="P3" draw:layer="layout" svg:x1="4.887cm" svg:y1="6.869cm" svg:x2="7.047cm" svg:y2="8.128cm">
          <text:p/>
        </draw:line>
        <draw:circle draw:style-name="gr1" draw:text-style-name="P1" draw:layer="layout" svg:width="0.912cm" svg:height="0.911cm" svg:x="4.316cm" svg:y="6.299cm">
          <text:p text:style-name="P1">2</text:p>
        </draw:circle>
        <draw:line draw:style-name="gr3" draw:text-style-name="P3" draw:layer="layout" svg:x1="7.046cm" svg:y1="7.011cm" svg:x2="5.03cm" svg:y2="8.184cm">
          <text:p/>
        </draw:line>
        <draw:circle draw:style-name="gr1" draw:text-style-name="P1" draw:layer="layout" svg:width="0.912cm" svg:height="0.911cm" svg:x="6.816cm" svg:y="6.3cm">
          <text:p text:style-name="P1">4</text:p>
        </draw:circle>
        <draw:line draw:style-name="gr3" draw:text-style-name="P3" draw:layer="layout" svg:x1="9.703cm" svg:y1="6.927cm" svg:x2="11.821cm" svg:y2="8.27cm">
          <text:p/>
        </draw:line>
        <draw:circle draw:style-name="gr1" draw:text-style-name="P1" draw:layer="layout" svg:width="0.912cm" svg:height="0.911cm" svg:x="9.216cm" svg:y="6.301cm">
          <text:p text:style-name="P1">6</text:p>
        </draw:circle>
        <draw:circle draw:style-name="gr1" draw:text-style-name="P1" draw:layer="layout" svg:width="0.912cm" svg:height="0.911cm" svg:x="4.316cm" svg:y="12.2cm">
          <text:p text:style-name="P1">2</text:p>
        </draw:circle>
        <draw:circle draw:style-name="gr1" draw:text-style-name="P1" draw:layer="layout" svg:width="0.912cm" svg:height="0.911cm" svg:x="6.816cm" svg:y="12.201cm">
          <text:p text:style-name="P1">4</text:p>
        </draw:circle>
        <draw:circle draw:style-name="gr1" draw:text-style-name="P1" draw:layer="layout" svg:width="0.912cm" svg:height="0.911cm" svg:x="3.116cm" svg:y="12.201cm">
          <text:p text:style-name="P1">1</text:p>
        </draw:circle>
        <draw:circle draw:style-name="gr1" draw:text-style-name="P1" draw:layer="layout" svg:width="0.912cm" svg:height="0.911cm" svg:x="5.616cm" svg:y="12.202cm">
          <text:p text:style-name="P1">3</text:p>
        </draw:circle>
        <draw:circle draw:style-name="gr1" draw:text-style-name="P1" draw:layer="layout" svg:width="0.912cm" svg:height="0.911cm" svg:x="8.016cm" svg:y="12.203cm">
          <text:p text:style-name="P1">5</text:p>
        </draw:circle>
        <draw:circle draw:style-name="gr1" draw:text-style-name="P1" draw:layer="layout" svg:width="0.912cm" svg:height="0.911cm" svg:x="11.616cm" svg:y="12.202cm">
          <text:p text:style-name="P1">8</text:p>
        </draw:circle>
        <draw:circle draw:style-name="gr1" draw:text-style-name="P1" draw:layer="layout" svg:width="0.912cm" svg:height="0.911cm" svg:x="10.416cm" svg:y="12.203cm">
          <text:p text:style-name="P1">7</text:p>
        </draw:circle>
        <draw:frame draw:style-name="gr2" draw:text-style-name="P2" draw:layer="layout" svg:width="1.188cm" svg:height="0.853cm" svg:x="1.846cm" svg:y="12.3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10.505cm">
          <draw:text-box>
            <text:p text:style-name="P2"><text:span text:style-name="T1">FP:</text:span></text:p>
          </draw:text-box>
        </draw:frame>
        <draw:line draw:style-name="gr3" draw:text-style-name="P3" draw:layer="layout" svg:x1="4.887cm" svg:y1="10.969cm" svg:x2="8.156cm" svg:y2="12.361cm">
          <text:p/>
        </draw:line>
        <draw:circle draw:style-name="gr1" draw:text-style-name="P1" draw:layer="layout" svg:width="0.912cm" svg:height="0.911cm" svg:x="4.316cm" svg:y="10.399cm">
          <text:p text:style-name="P1">2</text:p>
        </draw:circle>
        <draw:line draw:style-name="gr3" draw:text-style-name="P3" draw:layer="layout" svg:x1="7.046cm" svg:y1="11.111cm" svg:x2="3.893cm" svg:y2="12.248cm">
          <text:p/>
        </draw:line>
        <draw:line draw:style-name="gr3" draw:text-style-name="P3" draw:layer="layout" svg:x1="9.703cm" svg:y1="11.027cm" svg:x2="6.394cm" svg:y2="12.191cm">
          <text:p/>
        </draw:line>
        <draw:circle draw:style-name="gr1" draw:text-style-name="P1" draw:layer="layout" svg:width="0.912cm" svg:height="0.911cm" svg:x="9.216cm" svg:y="10.401cm">
          <text:p text:style-name="P1">6</text:p>
        </draw:circle>
        <draw:line draw:style-name="gr3" draw:text-style-name="P3" draw:layer="layout" svg:x1="7.189cm" svg:y1="10.969cm" svg:x2="10.514cm" svg:y2="12.39cm">
          <text:p/>
        </draw:line>
        <draw:circle draw:style-name="gr1" draw:text-style-name="P1" draw:layer="layout" svg:width="0.912cm" svg:height="0.911cm" svg:x="6.816cm" svg:y="10.4cm">
          <text:p text:style-name="P1">4</text:p>
        </draw:circle>
        <draw:circle draw:style-name="gr1" draw:text-style-name="P1" draw:layer="layout" svg:width="0.912cm" svg:height="0.911cm" svg:x="4.316cm" svg:y="15.7cm">
          <text:p text:style-name="P1">2</text:p>
        </draw:circle>
        <draw:circle draw:style-name="gr1" draw:text-style-name="P1" draw:layer="layout" svg:width="0.912cm" svg:height="0.911cm" svg:x="6.816cm" svg:y="15.701cm">
          <text:p text:style-name="P1">4</text:p>
        </draw:circle>
        <draw:circle draw:style-name="gr1" draw:text-style-name="P1" draw:layer="layout" svg:width="0.912cm" svg:height="0.911cm" svg:x="3.116cm" svg:y="15.701cm">
          <text:p text:style-name="P1">1</text:p>
        </draw:circle>
        <draw:circle draw:style-name="gr1" draw:text-style-name="P1" draw:layer="layout" svg:width="0.912cm" svg:height="0.911cm" svg:x="5.616cm" svg:y="15.702cm">
          <text:p text:style-name="P1">3</text:p>
        </draw:circle>
        <draw:circle draw:style-name="gr1" draw:text-style-name="P1" draw:layer="layout" svg:width="0.912cm" svg:height="0.911cm" svg:x="8.016cm" svg:y="15.703cm">
          <text:p text:style-name="P1">5</text:p>
        </draw:circle>
        <draw:circle draw:style-name="gr1" draw:text-style-name="P1" draw:layer="layout" svg:width="0.912cm" svg:height="0.911cm" svg:x="11.616cm" svg:y="15.702cm">
          <text:p text:style-name="P1">8</text:p>
        </draw:circle>
        <draw:circle draw:style-name="gr1" draw:text-style-name="P1" draw:layer="layout" svg:width="0.912cm" svg:height="0.911cm" svg:x="10.416cm" svg:y="15.703cm">
          <text:p text:style-name="P1">7</text:p>
        </draw:circle>
        <draw:frame draw:style-name="gr2" draw:text-style-name="P2" draw:layer="layout" svg:width="1.188cm" svg:height="0.853cm" svg:x="1.846cm" svg:y="15.8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14.005cm">
          <draw:text-box>
            <text:p text:style-name="P2"><text:span text:style-name="T1">FP:</text:span></text:p>
          </draw:text-box>
        </draw:frame>
        <draw:line draw:style-name="gr3" draw:text-style-name="P3" draw:layer="layout" svg:x1="4.887cm" svg:y1="14.469cm" svg:x2="10.429cm" svg:y2="16.056cm">
          <text:p/>
        </draw:line>
        <draw:circle draw:style-name="gr1" draw:text-style-name="P1" draw:layer="layout" svg:width="0.912cm" svg:height="0.911cm" svg:x="4.316cm" svg:y="13.899cm">
          <text:p text:style-name="P1">2</text:p>
        </draw:circle>
        <draw:line draw:style-name="gr3" draw:text-style-name="P3" draw:layer="layout" svg:x1="9.703cm" svg:y1="14.527cm" svg:x2="3.864cm" svg:y2="15.715cm">
          <text:p/>
        </draw:line>
        <draw:circle draw:style-name="gr1" draw:text-style-name="P1" draw:layer="layout" svg:width="0.912cm" svg:height="0.911cm" svg:x="9.216cm" svg:y="13.901cm">
          <text:p text:style-name="P1">6</text:p>
        </draw:circle>
        <draw:circle draw:style-name="gr1" draw:text-style-name="P1" draw:layer="layout" svg:width="0.912cm" svg:height="0.911cm" svg:x="6.816cm" svg:y="13.9cm">
          <text:p text:style-name="P1">4</text:p>
        </draw:circle>
        <draw:frame draw:style-name="gr4" draw:text-style-name="P4" draw:layer="layout" svg:width="1.302cm" svg:height="0.853cm" svg:x="11.082cm" svg:y="2.492cm">
          <draw:text-box>
            <text:p text:style-name="P4"><text:span text:style-name="T2">v=1</text:span></text:p>
          </draw:text-box>
        </draw:frame>
        <draw:frame draw:style-name="gr4" draw:text-style-name="P4" draw:layer="layout" svg:width="1.302cm" svg:height="0.853cm" svg:x="11.11cm" svg:y="6.131cm">
          <draw:text-box>
            <text:p text:style-name="P4"><text:span text:style-name="T2">v=2</text:span></text:p>
          </draw:text-box>
        </draw:frame>
        <draw:frame draw:style-name="gr4" draw:text-style-name="P4" draw:layer="layout" svg:width="1.302cm" svg:height="0.853cm" svg:x="10.939cm" svg:y="10.366cm">
          <draw:text-box>
            <text:p text:style-name="P4"><text:span text:style-name="T2">v=3</text:span></text:p>
          </draw:text-box>
        </draw:frame>
        <draw:frame draw:style-name="gr4" draw:text-style-name="P4" draw:layer="layout" svg:width="1.302cm" svg:height="0.853cm" svg:x="10.967cm" svg:y="14.004cm">
          <draw:text-box>
            <text:p text:style-name="P4"><text:span text:style-name="T2">v=5</text:span></text:p>
          </draw:text-box>
        </draw:frame>
      </draw:page>
      <draw:page draw:name="page2" draw:style-name="dp1" draw:master-page-name="Default">
        <draw:circle draw:style-name="gr1" draw:text-style-name="P1" draw:layer="layout" svg:width="0.912cm" svg:height="0.911cm" svg:x="3.116cm" svg:y="4.301cm">
          <text:p/>
        </draw:circle>
        <draw:circle draw:style-name="gr1" draw:text-style-name="P1" draw:layer="layout" svg:width="0.912cm" svg:height="0.911cm" svg:x="5.616cm" svg:y="4.302cm">
          <text:p/>
        </draw:circle>
        <draw:circle draw:style-name="gr1" draw:text-style-name="P1" draw:layer="layout" svg:width="0.912cm" svg:height="0.911cm" svg:x="8.016cm" svg:y="4.303cm">
          <text:p/>
        </draw:circle>
        <draw:circle draw:style-name="gr1" draw:text-style-name="P1" draw:layer="layout" svg:width="0.912cm" svg:height="0.911cm" svg:x="10.416cm" svg:y="4.303cm">
          <text:p/>
        </draw:circle>
        <draw:frame draw:style-name="gr2" draw:text-style-name="P2" draw:layer="layout" svg:width="1.188cm" svg:height="0.853cm" svg:x="1.846cm" svg:y="4.4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2.605cm">
          <draw:text-box>
            <text:p text:style-name="P2"><text:span text:style-name="T1">FP:</text:span></text:p>
          </draw:text-box>
        </draw:frame>
        <draw:line draw:style-name="gr3" draw:text-style-name="P3" draw:layer="layout" svg:x1="4.546cm" svg:y1="3.211cm" svg:x2="3.808cm" svg:y2="4.405cm">
          <text:p/>
        </draw:line>
        <draw:line draw:style-name="gr3" draw:text-style-name="P3" draw:layer="layout" svg:x1="4.887cm" svg:y1="3.069cm" svg:x2="5.854cm" svg:y2="4.348cm">
          <text:p/>
        </draw:line>
        <draw:circle draw:style-name="gr1" draw:text-style-name="P1" draw:layer="layout" svg:width="0.912cm" svg:height="0.911cm" svg:x="4.316cm" svg:y="2.499cm">
          <text:p/>
        </draw:circle>
        <draw:line draw:style-name="gr3" draw:text-style-name="P3" draw:layer="layout" svg:x1="7.046cm" svg:y1="3.211cm" svg:x2="6.308cm" svg:y2="4.405cm">
          <text:p/>
        </draw:line>
        <draw:line draw:style-name="gr3" draw:text-style-name="P3" draw:layer="layout" svg:x1="7.302cm" svg:y1="3.126cm" svg:x2="8.269cm" svg:y2="4.405cm">
          <text:p/>
        </draw:line>
        <draw:circle draw:style-name="gr1" draw:text-style-name="P1" draw:layer="layout" svg:width="0.912cm" svg:height="0.911cm" svg:x="6.816cm" svg:y="2.5cm">
          <text:p/>
        </draw:circle>
        <draw:line draw:style-name="gr3" draw:text-style-name="P3" draw:layer="layout" svg:x1="9.447cm" svg:y1="3.212cm" svg:x2="8.709cm" svg:y2="4.406cm">
          <text:p/>
        </draw:line>
        <draw:line draw:style-name="gr3" draw:text-style-name="P3" draw:layer="layout" svg:x1="9.703cm" svg:y1="3.127cm" svg:x2="10.67cm" svg:y2="4.406cm">
          <text:p/>
        </draw:line>
        <draw:circle draw:style-name="gr1" draw:text-style-name="P1" draw:layer="layout" svg:width="0.912cm" svg:height="0.911cm" svg:x="9.216cm" svg:y="2.501cm">
          <text:p/>
        </draw:circle>
        <draw:circle draw:style-name="gr1" draw:text-style-name="P1" draw:layer="layout" svg:width="0.912cm" svg:height="0.911cm" svg:x="3.116cm" svg:y="7.901cm">
          <text:p/>
        </draw:circle>
        <draw:circle draw:style-name="gr1" draw:text-style-name="P1" draw:layer="layout" svg:width="0.912cm" svg:height="0.911cm" svg:x="5.616cm" svg:y="7.902cm">
          <text:p/>
        </draw:circle>
        <draw:circle draw:style-name="gr1" draw:text-style-name="P1" draw:layer="layout" svg:width="0.912cm" svg:height="0.911cm" svg:x="8.016cm" svg:y="7.903cm">
          <text:p/>
        </draw:circle>
        <draw:frame draw:style-name="gr2" draw:text-style-name="P2" draw:layer="layout" svg:width="1.188cm" svg:height="0.853cm" svg:x="1.846cm" svg:y="8.0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6.205cm">
          <draw:text-box>
            <text:p text:style-name="P2"><text:span text:style-name="T1">FP:</text:span></text:p>
          </draw:text-box>
        </draw:frame>
        <draw:line draw:style-name="gr3" draw:text-style-name="P3" draw:layer="layout" svg:x1="4.546cm" svg:y1="6.811cm" svg:x2="3.808cm" svg:y2="8.005cm">
          <text:p/>
        </draw:line>
        <draw:line draw:style-name="gr3" draw:text-style-name="P3" draw:layer="layout" svg:x1="4.887cm" svg:y1="6.669cm" svg:x2="5.854cm" svg:y2="7.948cm">
          <text:p/>
        </draw:line>
        <draw:circle draw:style-name="gr1" draw:text-style-name="P1" draw:layer="layout" svg:width="0.912cm" svg:height="0.911cm" svg:x="4.316cm" svg:y="6.099cm">
          <text:p/>
        </draw:circle>
        <draw:line draw:style-name="gr3" draw:text-style-name="P3" draw:layer="layout" svg:x1="7.046cm" svg:y1="6.811cm" svg:x2="6.308cm" svg:y2="8.005cm">
          <text:p/>
        </draw:line>
        <draw:line draw:style-name="gr3" draw:text-style-name="P3" draw:layer="layout" svg:x1="7.302cm" svg:y1="6.726cm" svg:x2="8.269cm" svg:y2="8.005cm">
          <text:p/>
        </draw:line>
        <draw:circle draw:style-name="gr1" draw:text-style-name="P1" draw:layer="layout" svg:width="0.912cm" svg:height="0.911cm" svg:x="6.816cm" svg:y="6.1cm">
          <text:p/>
        </draw:circle>
        <draw:circle draw:style-name="gr1" draw:text-style-name="P1" draw:layer="layout" svg:width="0.912cm" svg:height="0.911cm" svg:x="3.116cm" svg:y="11.601cm">
          <text:p/>
        </draw:circle>
        <draw:circle draw:style-name="gr1" draw:text-style-name="P1" draw:layer="layout" svg:width="0.912cm" svg:height="0.911cm" svg:x="5.616cm" svg:y="11.602cm">
          <text:p/>
        </draw:circle>
        <draw:frame draw:style-name="gr2" draw:text-style-name="P2" draw:layer="layout" svg:width="1.188cm" svg:height="0.853cm" svg:x="1.846cm" svg:y="11.704cm">
          <draw:text-box>
            <text:p text:style-name="P2"><text:span text:style-name="T1">SP:</text:span></text:p>
          </draw:text-box>
        </draw:frame>
        <draw:frame draw:style-name="gr2" draw:text-style-name="P2" draw:layer="layout" svg:width="1.188cm" svg:height="0.853cm" svg:x="1.846cm" svg:y="9.905cm">
          <draw:text-box>
            <text:p text:style-name="P2"><text:span text:style-name="T1">FP:</text:span></text:p>
          </draw:text-box>
        </draw:frame>
        <draw:line draw:style-name="gr3" draw:text-style-name="P3" draw:layer="layout" svg:x1="4.546cm" svg:y1="10.511cm" svg:x2="3.808cm" svg:y2="11.705cm">
          <text:p/>
        </draw:line>
        <draw:line draw:style-name="gr3" draw:text-style-name="P3" draw:layer="layout" svg:x1="4.887cm" svg:y1="10.369cm" svg:x2="5.854cm" svg:y2="11.648cm">
          <text:p/>
        </draw:line>
        <draw:circle draw:style-name="gr1" draw:text-style-name="P1" draw:layer="layout" svg:width="0.912cm" svg:height="0.911cm" svg:x="4.316cm" svg:y="9.799cm">
          <text:p/>
        </draw:circle>
        <draw:ellipse draw:style-name="gr1" draw:text-style-name="P1" draw:layer="layout" svg:width="0.702cm" svg:height="0.911cm" svg:x="6.431cm" svg:y="14.874cm">
          <text:p/>
        </draw:ellipse>
        <draw:ellipse draw:style-name="gr1" draw:text-style-name="P1" draw:layer="layout" svg:width="0.702cm" svg:height="0.911cm" svg:x="8.278cm" svg:y="14.875cm">
          <text:p/>
        </draw:ellipse>
        <draw:ellipse draw:style-name="gr1" draw:text-style-name="P1" draw:layer="layout" svg:width="0.702cm" svg:height="0.911cm" svg:x="10.125cm" svg:y="14.875cm">
          <text:p/>
        </draw:ellipse>
        <draw:line draw:style-name="gr3" draw:text-style-name="P3" draw:layer="layout" svg:x1="5.608cm" svg:y1="13.783cm" svg:x2="5.04cm" svg:y2="14.977cm">
          <text:p/>
        </draw:line>
        <draw:line draw:style-name="gr3" draw:text-style-name="P3" draw:layer="layout" svg:x1="5.87cm" svg:y1="13.641cm" svg:x2="6.614cm" svg:y2="14.92cm">
          <text:p/>
        </draw:line>
        <draw:ellipse draw:style-name="gr1" draw:text-style-name="P1" draw:layer="layout" svg:width="0.702cm" svg:height="0.911cm" svg:x="5.431cm" svg:y="13.071cm">
          <text:p/>
        </draw:ellipse>
        <draw:line draw:style-name="gr3" draw:text-style-name="P3" draw:layer="layout" svg:x1="7.532cm" svg:y1="13.783cm" svg:x2="6.964cm" svg:y2="14.977cm">
          <text:p/>
        </draw:line>
        <draw:line draw:style-name="gr3" draw:text-style-name="P3" draw:layer="layout" svg:x1="7.729cm" svg:y1="13.698cm" svg:x2="8.473cm" svg:y2="14.977cm">
          <text:p/>
        </draw:line>
        <draw:ellipse draw:style-name="gr1" draw:text-style-name="P1" draw:layer="layout" svg:width="0.702cm" svg:height="0.911cm" svg:x="7.355cm" svg:y="13.072cm">
          <text:p/>
        </draw:ellipse>
        <draw:line draw:style-name="gr3" draw:text-style-name="P3" draw:layer="layout" svg:x1="9.379cm" svg:y1="13.784cm" svg:x2="8.811cm" svg:y2="14.978cm">
          <text:p/>
        </draw:line>
        <draw:line draw:style-name="gr3" draw:text-style-name="P3" draw:layer="layout" svg:x1="9.576cm" svg:y1="13.699cm" svg:x2="10.32cm" svg:y2="14.978cm">
          <text:p/>
        </draw:line>
        <draw:ellipse draw:style-name="gr1" draw:text-style-name="P1" draw:layer="layout" svg:width="0.702cm" svg:height="0.911cm" svg:x="9.202cm" svg:y="13.073cm">
          <text:p/>
        </draw:ellipse>
        <draw:ellipse draw:style-name="gr1" draw:text-style-name="P1" draw:layer="layout" svg:width="0.702cm" svg:height="0.911cm" svg:x="4.508cm" svg:y="14.93cm">
          <text:p/>
        </draw:ellipse>
        <draw:ellipse draw:style-name="gr1" draw:text-style-name="P1" draw:layer="layout" svg:width="0.71cm" svg:height="0.911cm" svg:x="12.293cm" svg:y="14.832cm">
          <text:p/>
        </draw:ellipse>
        <draw:ellipse draw:style-name="gr1" draw:text-style-name="P1" draw:layer="layout" svg:width="0.709cm" svg:height="0.911cm" svg:x="14.161cm" svg:y="14.833cm">
          <text:p/>
        </draw:ellipse>
        <draw:ellipse draw:style-name="gr1" draw:text-style-name="P1" draw:layer="layout" svg:width="0.71cm" svg:height="0.911cm" svg:x="16.028cm" svg:y="14.833cm">
          <text:p/>
        </draw:ellipse>
        <draw:line draw:style-name="gr3" draw:text-style-name="P3" draw:layer="layout" svg:x1="13.406cm" svg:y1="13.741cm" svg:x2="12.832cm" svg:y2="14.935cm">
          <text:p/>
        </draw:line>
        <draw:line draw:style-name="gr3" draw:text-style-name="P3" draw:layer="layout" svg:x1="13.605cm" svg:y1="13.656cm" svg:x2="14.358cm" svg:y2="14.935cm">
          <text:p/>
        </draw:line>
        <draw:ellipse draw:style-name="gr1" draw:text-style-name="P1" draw:layer="layout" svg:width="0.709cm" svg:height="0.911cm" svg:x="13.227cm" svg:y="13.03cm">
          <text:p/>
        </draw:ellipse>
        <draw:line draw:style-name="gr3" draw:text-style-name="P3" draw:layer="layout" svg:x1="15.274cm" svg:y1="13.742cm" svg:x2="14.7cm" svg:y2="14.936cm">
          <text:p/>
        </draw:line>
        <draw:line draw:style-name="gr3" draw:text-style-name="P3" draw:layer="layout" svg:x1="15.473cm" svg:y1="13.657cm" svg:x2="16.226cm" svg:y2="14.936cm">
          <text:p/>
        </draw:line>
        <draw:ellipse draw:style-name="gr1" draw:text-style-name="P1" draw:layer="layout" svg:width="0.709cm" svg:height="0.911cm" svg:x="15.095cm" svg:y="13.031cm">
          <text:p/>
        </draw:ellipse>
        <draw:ellipse draw:style-name="gr1" draw:text-style-name="P1" draw:layer="layout" svg:width="0.68cm" svg:height="0.911cm" svg:x="2.843cm" svg:y="14.933cm">
          <text:p/>
        </draw:ellipse>
        <draw:line draw:style-name="gr3" draw:text-style-name="P3" draw:layer="layout" svg:x1="2.045cm" svg:y1="13.842cm" svg:x2="1.495cm" svg:y2="15.036cm">
          <text:p/>
        </draw:line>
        <draw:line draw:style-name="gr3" draw:text-style-name="P3" draw:layer="layout" svg:x1="2.3cm" svg:y1="13.7cm" svg:x2="3.021cm" svg:y2="14.979cm">
          <text:p/>
        </draw:line>
        <draw:ellipse draw:style-name="gr1" draw:text-style-name="P1" draw:layer="layout" svg:width="0.68cm" svg:height="0.911cm" svg:x="1.874cm" svg:y="13.13cm">
          <text:p/>
        </draw:ellipse>
        <draw:line draw:style-name="gr3" draw:text-style-name="P3" draw:layer="layout" svg:x1="5.597cm" svg:y1="13.813cm" svg:x2="5.029cm" svg:y2="15.007cm">
          <text:p/>
        </draw:line>
        <draw:ellipse draw:style-name="gr1" draw:text-style-name="P1" draw:layer="layout" svg:width="0.68cm" svg:height="0.911cm" svg:x="1cm" svg:y="14.96cm">
          <text:p/>
        </draw:ellipse>
        <draw:ellipse draw:style-name="gr1" draw:text-style-name="P1" draw:layer="layout" svg:width="0.702cm" svg:height="0.911cm" svg:x="6.431cm" svg:y="18.575cm">
          <text:p text:style-name="P1">9</text:p>
        </draw:ellipse>
        <draw:ellipse draw:style-name="gr1" draw:text-style-name="P1" draw:layer="layout" svg:width="0.702cm" svg:height="0.911cm" svg:x="8.278cm" svg:y="18.576cm">
          <text:p text:style-name="P1">11</text:p>
        </draw:ellipse>
        <draw:ellipse draw:style-name="gr1" draw:text-style-name="P1" draw:layer="layout" svg:width="0.702cm" svg:height="0.911cm" svg:x="10.125cm" svg:y="18.576cm">
          <text:p text:style-name="P1">13</text:p>
        </draw:ellipse>
        <draw:line draw:style-name="gr3" draw:text-style-name="P3" draw:layer="layout" svg:x1="5.608cm" svg:y1="17.484cm" svg:x2="5.04cm" svg:y2="18.678cm">
          <text:p/>
        </draw:line>
        <draw:line draw:style-name="gr3" draw:text-style-name="P3" draw:layer="layout" svg:x1="5.87cm" svg:y1="17.342cm" svg:x2="6.614cm" svg:y2="18.621cm">
          <text:p/>
        </draw:line>
        <draw:line draw:style-name="gr3" draw:text-style-name="P3" draw:layer="layout" svg:x1="7.532cm" svg:y1="17.484cm" svg:x2="6.964cm" svg:y2="18.678cm">
          <text:p/>
        </draw:line>
        <draw:line draw:style-name="gr3" draw:text-style-name="P3" draw:layer="layout" svg:x1="7.729cm" svg:y1="17.399cm" svg:x2="8.473cm" svg:y2="18.678cm">
          <text:p/>
        </draw:line>
        <draw:ellipse draw:style-name="gr1" draw:text-style-name="P1" draw:layer="layout" svg:width="0.702cm" svg:height="0.911cm" svg:x="7.355cm" svg:y="16.773cm">
          <text:p text:style-name="P1">10</text:p>
        </draw:ellipse>
        <draw:line draw:style-name="gr3" draw:text-style-name="P3" draw:layer="layout" svg:x1="9.379cm" svg:y1="17.485cm" svg:x2="8.811cm" svg:y2="18.679cm">
          <text:p/>
        </draw:line>
        <draw:line draw:style-name="gr3" draw:text-style-name="P3" draw:layer="layout" svg:x1="9.576cm" svg:y1="17.4cm" svg:x2="10.32cm" svg:y2="18.679cm">
          <text:p/>
        </draw:line>
        <draw:ellipse draw:style-name="gr1" draw:text-style-name="P1" draw:layer="layout" svg:width="0.702cm" svg:height="0.911cm" svg:x="9.202cm" svg:y="16.774cm">
          <text:p text:style-name="P1">12</text:p>
        </draw:ellipse>
        <draw:ellipse draw:style-name="gr1" draw:text-style-name="P1" draw:layer="layout" svg:width="0.702cm" svg:height="0.911cm" svg:x="4.508cm" svg:y="18.631cm">
          <text:p text:style-name="P1">7</text:p>
        </draw:ellipse>
        <draw:ellipse draw:style-name="gr1" draw:text-style-name="P1" draw:layer="layout" svg:width="0.71cm" svg:height="0.911cm" svg:x="12.993cm" svg:y="18.533cm">
          <text:p text:style-name="P1">17</text:p>
        </draw:ellipse>
        <draw:ellipse draw:style-name="gr1" draw:text-style-name="P1" draw:layer="layout" svg:width="0.709cm" svg:height="0.911cm" svg:x="14.861cm" svg:y="18.534cm">
          <text:p text:style-name="P1">19</text:p>
        </draw:ellipse>
        <draw:ellipse draw:style-name="gr1" draw:text-style-name="P1" draw:layer="layout" svg:width="0.71cm" svg:height="0.911cm" svg:x="16.728cm" svg:y="18.534cm">
          <text:p text:style-name="P1">21</text:p>
        </draw:ellipse>
        <draw:line draw:style-name="gr3" draw:text-style-name="P3" draw:layer="layout" svg:x1="14.106cm" svg:y1="17.442cm" svg:x2="13.532cm" svg:y2="18.636cm">
          <text:p/>
        </draw:line>
        <draw:line draw:style-name="gr3" draw:text-style-name="P3" draw:layer="layout" svg:x1="14.305cm" svg:y1="17.357cm" svg:x2="15.058cm" svg:y2="18.636cm">
          <text:p/>
        </draw:line>
        <draw:ellipse draw:style-name="gr1" draw:text-style-name="P1" draw:layer="layout" svg:width="0.709cm" svg:height="0.911cm" svg:x="13.927cm" svg:y="16.731cm">
          <text:p text:style-name="P1">18</text:p>
        </draw:ellipse>
        <draw:line draw:style-name="gr3" draw:text-style-name="P3" draw:layer="layout" svg:x1="15.974cm" svg:y1="17.443cm" svg:x2="15.4cm" svg:y2="18.637cm">
          <text:p/>
        </draw:line>
        <draw:line draw:style-name="gr3" draw:text-style-name="P3" draw:layer="layout" svg:x1="16.173cm" svg:y1="17.358cm" svg:x2="16.926cm" svg:y2="18.637cm">
          <text:p/>
        </draw:line>
        <draw:ellipse draw:style-name="gr1" draw:text-style-name="P1" draw:layer="layout" svg:width="0.709cm" svg:height="0.911cm" svg:x="15.795cm" svg:y="16.732cm">
          <text:p text:style-name="P1">20</text:p>
        </draw:ellipse>
        <draw:ellipse draw:style-name="gr1" draw:text-style-name="P1" draw:layer="layout" svg:width="0.68cm" svg:height="0.911cm" svg:x="2.843cm" svg:y="18.634cm">
          <text:p text:style-name="P1">3</text:p>
        </draw:ellipse>
        <draw:line draw:style-name="gr3" draw:text-style-name="P3" draw:layer="layout" svg:x1="2.045cm" svg:y1="17.543cm" svg:x2="1.495cm" svg:y2="18.737cm">
          <text:p/>
        </draw:line>
        <draw:line draw:style-name="gr3" draw:text-style-name="P3" draw:layer="layout" svg:x1="2.3cm" svg:y1="17.401cm" svg:x2="3.021cm" svg:y2="18.68cm">
          <text:p/>
        </draw:line>
        <draw:ellipse draw:style-name="gr1" draw:text-style-name="P1" draw:layer="layout" svg:width="0.68cm" svg:height="0.911cm" svg:x="1.874cm" svg:y="16.831cm">
          <text:p text:style-name="P1">2</text:p>
        </draw:ellipse>
        <draw:line draw:style-name="gr3" draw:text-style-name="P3" draw:layer="layout" svg:x1="5.597cm" svg:y1="17.514cm" svg:x2="5.029cm" svg:y2="18.708cm">
          <text:p/>
        </draw:line>
        <draw:ellipse draw:style-name="gr1" draw:text-style-name="P1" draw:layer="layout" svg:width="0.68cm" svg:height="0.911cm" svg:x="1cm" svg:y="18.661cm">
          <text:p text:style-name="P1">1</text:p>
        </draw:ellipse>
        <draw:line draw:style-name="gr3" draw:text-style-name="P3" draw:layer="layout" svg:x1="3.898cm" svg:y1="17.514cm" svg:x2="3.33cm" svg:y2="18.708cm">
          <text:p/>
        </draw:line>
        <draw:line draw:style-name="gr3" draw:text-style-name="P3" draw:layer="layout" svg:x1="17.841cm" svg:y1="17.401cm" svg:x2="17.273cm" svg:y2="18.595cm">
          <text:p/>
        </draw:line>
        <draw:ellipse draw:style-name="gr1" draw:text-style-name="P1" draw:layer="layout" svg:width="0.702cm" svg:height="0.911cm" svg:x="3.732cm" svg:y="16.772cm">
          <text:p text:style-name="P1">4</text:p>
        </draw:ellipse>
        <draw:ellipse draw:style-name="gr1" draw:text-style-name="P1" draw:layer="layout" svg:width="0.702cm" svg:height="0.911cm" svg:x="17.675cm" svg:y="16.659cm">
          <text:p text:style-name="P1">22</text:p>
        </draw:ellipse>
        <draw:ellipse draw:style-name="gr1" draw:text-style-name="P1" draw:layer="layout" svg:width="0.71cm" svg:height="0.911cm" svg:x="11.329cm" svg:y="18.534cm">
          <text:p text:style-name="P1">15</text:p>
        </draw:ellipse>
        <draw:line draw:style-name="gr3" draw:text-style-name="P3" draw:layer="layout" svg:x1="12.442cm" svg:y1="17.401cm" svg:x2="11.874cm" svg:y2="18.595cm">
          <text:p/>
        </draw:line>
        <draw:ellipse draw:style-name="gr1" draw:text-style-name="P1" draw:layer="layout" svg:width="0.702cm" svg:height="0.911cm" svg:x="12.276cm" svg:y="16.659cm">
          <text:p text:style-name="P1">16</text:p>
        </draw:ellipse>
        <draw:ellipse draw:style-name="gr1" draw:text-style-name="P1" draw:layer="layout" svg:width="0.702cm" svg:height="0.911cm" svg:x="5.431cm" svg:y="16.772cm">
          <text:p text:style-name="P1">8</text:p>
        </draw:ellipse>
        <draw:ellipse draw:style-name="gr1" draw:text-style-name="P1" draw:layer="layout" svg:width="0.702cm" svg:height="0.911cm" svg:x="6.432cm" svg:y="22.076cm">
          <text:p text:style-name="P1">9</text:p>
        </draw:ellipse>
        <draw:ellipse draw:style-name="gr1" draw:text-style-name="P1" draw:layer="layout" svg:width="0.702cm" svg:height="0.911cm" svg:x="8.279cm" svg:y="22.077cm">
          <text:p text:style-name="P1">11</text:p>
        </draw:ellipse>
        <draw:ellipse draw:style-name="gr1" draw:text-style-name="P1" draw:layer="layout" svg:width="0.702cm" svg:height="0.911cm" svg:x="10.126cm" svg:y="22.077cm">
          <text:p text:style-name="P1">13</text:p>
        </draw:ellipse>
        <draw:line draw:style-name="gr3" draw:text-style-name="P3" draw:layer="layout" svg:x1="5.609cm" svg:y1="20.985cm" svg:x2="5.041cm" svg:y2="22.179cm">
          <text:p/>
        </draw:line>
        <draw:line draw:style-name="gr3" draw:text-style-name="P3" draw:layer="layout" svg:x1="5.871cm" svg:y1="20.843cm" svg:x2="6.615cm" svg:y2="22.122cm">
          <text:p/>
        </draw:line>
        <draw:line draw:style-name="gr3" draw:text-style-name="P3" draw:layer="layout" svg:x1="7.533cm" svg:y1="20.985cm" svg:x2="6.965cm" svg:y2="22.179cm">
          <text:p/>
        </draw:line>
        <draw:line draw:style-name="gr3" draw:text-style-name="P3" draw:layer="layout" svg:x1="7.73cm" svg:y1="20.9cm" svg:x2="8.474cm" svg:y2="22.179cm">
          <text:p/>
        </draw:line>
        <draw:ellipse draw:style-name="gr1" draw:text-style-name="P1" draw:layer="layout" svg:width="0.702cm" svg:height="0.911cm" svg:x="7.356cm" svg:y="20.274cm">
          <text:p text:style-name="P1">10</text:p>
        </draw:ellipse>
        <draw:line draw:style-name="gr3" draw:text-style-name="P3" draw:layer="layout" svg:x1="9.38cm" svg:y1="20.986cm" svg:x2="8.812cm" svg:y2="22.18cm">
          <text:p/>
        </draw:line>
        <draw:line draw:style-name="gr3" draw:text-style-name="P3" draw:layer="layout" svg:x1="9.577cm" svg:y1="20.901cm" svg:x2="10.321cm" svg:y2="22.18cm">
          <text:p/>
        </draw:line>
        <draw:ellipse draw:style-name="gr1" draw:text-style-name="P1" draw:layer="layout" svg:width="0.702cm" svg:height="0.911cm" svg:x="9.203cm" svg:y="20.275cm">
          <text:p text:style-name="P1">12</text:p>
        </draw:ellipse>
        <draw:ellipse draw:style-name="gr1" draw:text-style-name="P1" draw:layer="layout" svg:width="0.702cm" svg:height="0.911cm" svg:x="4.509cm" svg:y="22.132cm">
          <text:p text:style-name="P1">7</text:p>
        </draw:ellipse>
        <draw:ellipse draw:style-name="gr1" draw:text-style-name="P1" draw:layer="layout" svg:width="0.71cm" svg:height="0.911cm" svg:x="12.994cm" svg:y="22.034cm">
          <text:p text:style-name="P1">17</text:p>
        </draw:ellipse>
        <draw:ellipse draw:style-name="gr1" draw:text-style-name="P1" draw:layer="layout" svg:width="0.709cm" svg:height="0.911cm" svg:x="14.862cm" svg:y="22.035cm">
          <text:p text:style-name="P1">19</text:p>
        </draw:ellipse>
        <draw:line draw:style-name="gr3" draw:text-style-name="P3" draw:layer="layout" svg:x1="14.107cm" svg:y1="20.943cm" svg:x2="13.533cm" svg:y2="22.137cm">
          <text:p/>
        </draw:line>
        <draw:line draw:style-name="gr3" draw:text-style-name="P3" draw:layer="layout" svg:x1="14.306cm" svg:y1="20.858cm" svg:x2="15.059cm" svg:y2="22.137cm">
          <text:p/>
        </draw:line>
        <draw:ellipse draw:style-name="gr1" draw:text-style-name="P1" draw:layer="layout" svg:width="0.709cm" svg:height="0.911cm" svg:x="13.928cm" svg:y="20.232cm">
          <text:p text:style-name="P1">18</text:p>
        </draw:ellipse>
        <draw:line draw:style-name="gr3" draw:text-style-name="P3" draw:layer="layout" svg:x1="15.975cm" svg:y1="20.944cm" svg:x2="15.401cm" svg:y2="22.138cm">
          <text:p/>
        </draw:line>
        <draw:ellipse draw:style-name="gr1" draw:text-style-name="P1" draw:layer="layout" svg:width="0.709cm" svg:height="0.911cm" svg:x="15.796cm" svg:y="20.233cm">
          <text:p text:style-name="P1">20</text:p>
        </draw:ellipse>
        <draw:line draw:style-name="gr3" draw:text-style-name="P3" draw:layer="layout" svg:x1="2.046cm" svg:y1="21.044cm" svg:x2="1.496cm" svg:y2="22.238cm">
          <text:p/>
        </draw:line>
        <draw:ellipse draw:style-name="gr1" draw:text-style-name="P1" draw:layer="layout" svg:width="0.68cm" svg:height="0.911cm" svg:x="1.875cm" svg:y="20.332cm">
          <text:p text:style-name="P1">2</text:p>
        </draw:ellipse>
        <draw:line draw:style-name="gr3" draw:text-style-name="P3" draw:layer="layout" svg:x1="5.598cm" svg:y1="21.015cm" svg:x2="5.03cm" svg:y2="22.209cm">
          <text:p/>
        </draw:line>
        <draw:ellipse draw:style-name="gr1" draw:text-style-name="P1" draw:layer="layout" svg:width="0.68cm" svg:height="0.911cm" svg:x="1.001cm" svg:y="22.162cm">
          <text:p text:style-name="P1">1</text:p>
        </draw:ellipse>
        <draw:ellipse draw:style-name="gr5" draw:text-style-name="P1" draw:layer="layout" svg:width="0.702cm" svg:height="0.911cm" svg:x="17.676cm" svg:y="20.16cm">
          <text:p/>
        </draw:ellipse>
        <draw:ellipse draw:style-name="gr1" draw:text-style-name="P1" draw:layer="layout" svg:width="0.702cm" svg:height="0.911cm" svg:x="5.432cm" svg:y="20.273cm">
          <text:p text:style-name="P1">8</text:p>
        </draw:ellipse>
        <draw:ellipse draw:style-name="gr1" draw:text-style-name="P1" draw:layer="layout" svg:width="0.702cm" svg:height="0.911cm" svg:x="6.433cm" svg:y="25.477cm">
          <text:p text:style-name="P1">9</text:p>
        </draw:ellipse>
        <draw:ellipse draw:style-name="gr1" draw:text-style-name="P1" draw:layer="layout" svg:width="0.702cm" svg:height="0.911cm" svg:x="8.28cm" svg:y="25.478cm">
          <text:p text:style-name="P1">11</text:p>
        </draw:ellipse>
        <draw:ellipse draw:style-name="gr1" draw:text-style-name="P1" draw:layer="layout" svg:width="0.702cm" svg:height="0.911cm" svg:x="10.127cm" svg:y="25.478cm">
          <text:p text:style-name="P1">13</text:p>
        </draw:ellipse>
        <draw:line draw:style-name="gr3" draw:text-style-name="P3" draw:layer="layout" svg:x1="5.61cm" svg:y1="24.386cm" svg:x2="5.042cm" svg:y2="25.58cm">
          <text:p/>
        </draw:line>
        <draw:line draw:style-name="gr3" draw:text-style-name="P3" draw:layer="layout" svg:x1="5.872cm" svg:y1="24.244cm" svg:x2="6.616cm" svg:y2="25.523cm">
          <text:p/>
        </draw:line>
        <draw:line draw:style-name="gr3" draw:text-style-name="P3" draw:layer="layout" svg:x1="7.534cm" svg:y1="24.386cm" svg:x2="6.966cm" svg:y2="25.58cm">
          <text:p/>
        </draw:line>
        <draw:line draw:style-name="gr3" draw:text-style-name="P3" draw:layer="layout" svg:x1="7.731cm" svg:y1="24.301cm" svg:x2="8.475cm" svg:y2="25.58cm">
          <text:p/>
        </draw:line>
        <draw:ellipse draw:style-name="gr1" draw:text-style-name="P1" draw:layer="layout" svg:width="0.702cm" svg:height="0.911cm" svg:x="7.357cm" svg:y="23.675cm">
          <text:p text:style-name="P1">10</text:p>
        </draw:ellipse>
        <draw:line draw:style-name="gr3" draw:text-style-name="P3" draw:layer="layout" svg:x1="9.381cm" svg:y1="24.387cm" svg:x2="8.813cm" svg:y2="25.581cm">
          <text:p/>
        </draw:line>
        <draw:line draw:style-name="gr3" draw:text-style-name="P3" draw:layer="layout" svg:x1="9.578cm" svg:y1="24.302cm" svg:x2="10.322cm" svg:y2="25.581cm">
          <text:p/>
        </draw:line>
        <draw:ellipse draw:style-name="gr1" draw:text-style-name="P1" draw:layer="layout" svg:width="0.702cm" svg:height="0.911cm" svg:x="9.204cm" svg:y="23.676cm">
          <text:p text:style-name="P1">12</text:p>
        </draw:ellipse>
        <draw:ellipse draw:style-name="gr1" draw:text-style-name="P1" draw:layer="layout" svg:width="0.702cm" svg:height="0.911cm" svg:x="4.51cm" svg:y="25.533cm">
          <text:p text:style-name="P1">7</text:p>
        </draw:ellipse>
        <draw:line draw:style-name="gr3" draw:text-style-name="P3" draw:layer="layout" svg:x1="5.599cm" svg:y1="24.416cm" svg:x2="5.031cm" svg:y2="25.61cm">
          <text:p/>
        </draw:line>
        <draw:ellipse draw:style-name="gr5" draw:text-style-name="P1" draw:layer="layout" svg:width="0.68cm" svg:height="0.911cm" svg:x="1.002cm" svg:y="25.563cm">
          <text:p/>
        </draw:ellipse>
        <draw:ellipse draw:style-name="gr5" draw:text-style-name="P1" draw:layer="layout" svg:width="0.702cm" svg:height="0.911cm" svg:x="17.677cm" svg:y="23.561cm">
          <text:p/>
        </draw:ellipse>
        <draw:ellipse draw:style-name="gr1" draw:text-style-name="P1" draw:layer="layout" svg:width="0.702cm" svg:height="0.911cm" svg:x="5.433cm" svg:y="23.674cm">
          <text:p text:style-name="P1">8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8-24T15:14:37</meta:creation-date>
    <dc:date>2011-08-25T11:19:29</dc:date>
    <dc:creator>James Plank</dc:creator>
    <meta:editing-duration>PT20H4M53S</meta:editing-duration>
    <meta:editing-cycles>2</meta:editing-cycles>
    <meta:generator>OpenOffice.org/3.3$Unix OpenOffice.org_project/330m20$Build-9567</meta:generator>
    <meta:document-statistic meta:object-count="204"/>
  </office:meta>
</office:document-meta>
</file>